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473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4cm" svg:y="3.306cm" presentation:class="title" presentation:user-transformed="true">
          <draw:text-box>
            <text:p>Relaciones especie-área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Macroecolog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9-18T17:56:09.835827950</dc:date>
    <meta:editing-duration>PT7H5M57S</meta:editing-duration>
    <meta:editing-cycles>54</meta:editing-cycles>
    <meta:generator>LibreOffice/7.3.7.2$Linux_X86_64 LibreOffice_project/30$Build-2</meta:generator>
    <dc:creator>Gerardo Martín</dc:creator>
    <meta:document-statistic meta:object-count="29"/>
  </office:meta>
</office:document-meta>
</file>